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" manifest:full-path="Pictures/2000008400001923000012C2580E2C7B.wmf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 Unicode MS" svg:font-family="'Arial Unicode MS'" style:font-pitch="variable"/>
    <style:font-face style:name="HG Mincho Light J" svg:font-family="'HG Mincho Light J'" style:font-pitch="variable"/>
    <style:font-face style:name="Khmer OS System" svg:font-family="'Khmer OS System'" style:font-pitch="variable"/>
    <style:font-face style:name="Thorndale" svg:font-family="Thorndale" style:font-family-generic="roman" style:font-pitch="variable"/>
    <style:font-face style:name="Arial" svg:font-family="Arial" style:font-family-generic="swiss" style:font-pitch="variable"/>
  </office:font-face-decls>
  <office:automatic-styles>
    <style:style style:name="Table1" style:family="table">
      <style:table-properties table:align="margins" fo:keep-with-next="always"/>
    </style:style>
    <style:style style:name="Table1.A" style:family="table-column">
      <style:table-column-properties style:rel-column-width="13107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E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E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Heading_20_1" style:master-page-name="">
      <style:paragraph-properties fo:break-before="page"/>
      <style:text-properties fo:font-size="16pt" fo:font-weight="bold" style:font-size-asian="16pt" style:font-weight-asian="bold" style:font-name-complex="Khmer OS System" style:font-size-complex="16pt" style:font-weight-complex="bold"/>
    </style:style>
    <style:style style:name="P2" style:family="paragraph" style:parent-style-name="Heading_20_1" style:master-page-name="">
      <style:paragraph-properties fo:break-before="page"/>
      <style:text-properties style:font-name="Khmer OS System" fo:font-size="14pt" fo:font-style="italic" fo:font-weight="bold" style:font-size-asian="14pt" style:font-style-asian="italic" style:font-weight-asian="bold" style:font-name-complex="Khmer OS System" style:font-size-complex="14pt" style:font-style-complex="italic" style:font-weight-complex="bold"/>
    </style:style>
    <style:style style:name="T1" style:family="text">
      <style:text-properties fo:font-size="12pt" fo:font-weight="normal" style:font-size-asian="12pt" style:font-weight-asian="normal" style:font-name-complex="Khmer OS System" style:font-size-complex="12pt" style:font-weight-complex="normal"/>
    </style:style>
    <style:style style:name="T2" style:family="text">
      <style:text-properties style:font-name="Khmer OS System" fo:font-size="12pt" fo:font-style="normal" fo:font-weight="normal" style:font-size-asian="12pt" style:font-style-asian="normal" style:font-weight-asian="normal" style:font-name-complex="Khmer OS System" style:font-size-complex="12pt" style:font-style-complex="normal" style:font-weight-complex="normal"/>
    </style:style>
    <style:style style:name="T3" style:family="text">
      <style:text-properties style:font-name="Khmer OS System" fo:font-size="10pt" fo:font-style="italic" fo:font-weight="normal" style:font-size-asian="10pt" style:font-style-asian="italic" style:font-weight-asian="normal" style:font-name-complex="Khmer OS System" style:font-size-complex="10pt" style:font-style-complex="italic" style:font-weight-complex="normal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cm" fo:border="non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99%" draw:color-mode="standard"/>
    </style:style>
    <style:style style:name="Sect1" style:family="section">
      <style:section-properties style:editable="false">
        <style:columns fo:column-count="0" fo:column-gap="0cm"/>
      </style:section-properties>
    </style:style>
    <text:list-style style:name="L1">
      <text:list-level-style-number text:level="1" style:num-format=""/>
      <text:list-level-style-number text:level="2" style:num-format=""/>
      <text:list-level-style-number text:level="3" style:num-format=""/>
      <text:list-level-style-number text:level="4" style:num-format=""/>
      <text:list-level-style-number text:level="5" style:num-format=""/>
      <text:list-level-style-number text:level="6" style:num-format=""/>
      <text:list-level-style-number text:level="7" style:num-format=""/>
      <text:list-level-style-number text:level="8" style:num-format=""/>
      <text:list-level-style-number text:level="9" style:num-format=""/>
      <text:list-level-style-number text:level="10" style:num-format=""/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IndexSection_0" text:display="none">
        <text:p text:style-name="Standard"/>
      </text:section>
      <text:section text:style-name="Sect1" text:name="IndexSection_1" text:display="none">
        <text:p text:style-name="Standard"/>
      </text:section>
      <text:section text:style-name="Sect1" text:name="IndexSection_2" text:display="none">
        <text:p text:style-name="Standard"/>
      </text:section>
      <text:section text:style-name="Sect1" text:name="IndexSection_3" text:display="none">
        <text:p text:style-name="Standard"/>
      </text:section>
      <text:section text:style-name="Sect1" text:name="IndexSection_4" text:display="none">
        <text:p text:style-name="Standard"/>
      </text:section>
      <text:section text:style-name="Sect1" text:name="IndexSection_5" text:display="none">
        <text:p text:style-name="Standard"/>
      </text:section>
      <text:section text:style-name="Sect1" text:name="IndexSection_6">
        <text:p text:style-name="Standard"/>
      </text:section>
      <text:section text:style-name="Sect1" text:name="IndexContentSection">
        <text:h text:style-name="P1" text:outline-level="1">ក្បាល ១</text:h>
        <text:p text:style-name="Standard"><text:span text:style-name="T1">នេះ​គឺ​ជា​មាតិកា​ពី​ជំពូក​ទីមួយ ។ នេះ​គឺ​ជា​ធាតុនៃ​​ថត​របស់​អ្នក​ប្រើ​ ។</text:span><text:line-break/> <text:alphabetical-index-mark text:string-value="Chapter"/><text:alphabetical-index-mark text:string-value="Chapter"/><text:s text:c="2"/><text:user-index-mark text:string-value="User Directory Entry" text:index-name="User-Defined" text:outline-level="3"/><text:user-index-mark text:string-value="User Directory Entry" text:index-name="User-Defined" text:outline-level="3"/></text:p>
        <text:h text:style-name="P2" text:outline-level="1">ក្បាល ១.១</text:h>
        <text:p text:style-name="Standard"><text:span text:style-name="T1">នេះ​គឺ​ជា​មាតិកា​ពី​ជំពូក ១.១ ។ នេះ​គឺ​ជា​ធាតុ​របស់​តារាង​មាតិកា ។</text:span><text:line-break/> <text:toc-mark text:string-value="Entry" text:outline-level="1"/></text:p>
        <text:h text:style-name="P2" text:outline-level="1">ក្បាល ១.២</text:h>
        <text:p text:style-name="Standard"><text:span text:style-name="T2">នេះ​គឺ​ជា​មាតិកា​ពី​ជំពូក ១.២ ។ ពាក្យ​គន្លឹះ​នេះ​គឺ​ជា​ធាតុ​សំខាន់ ។</text:span><text:line-break/> <text:alphabetical-index-mark text:string-value="this" text:key1="Primary key" text:key2="Secondary key"/><text:s text:c="2"/><text:alphabetical-index-mark text:string-value="Keyword"/></text:p>
        <text:p text:style-name="Standard"/>
      </text:section>
      <text:p text:style-name="Standard"/>
      <table:table table:name="Table1" table:style-name="Table1">
        <table:table-column table:style-name="Table1.A" table:number-columns-repeated="5"/>
        <table:table-header-rows>
          <table:table-row>
            <table:table-cell table:style-name="Table1.A1" office:value-type="string">
              <text:p text:style-name="Table_20_Heading"/>
            </table:table-cell>
            <table:table-cell table:style-name="Table1.A1" office:value-type="string">
              <text:p text:style-name="Table_20_Heading"/>
            </table:table-cell>
            <table:table-cell table:style-name="Table1.A1" office:value-type="string">
              <text:p text:style-name="Table_20_Heading"/>
            </table:table-cell>
            <table:table-cell table:style-name="Table1.A1" office:value-type="string">
              <text:p text:style-name="Table_20_Heading"/>
            </table:table-cell>
            <table:table-cell table:style-name="Table1.E1" office:value-type="string">
              <text:p text:style-name="Table_20_Heading"/>
            </table:table-cell>
          </table:table-row>
        </table:table-header-rows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</table:table>
      <text:p text:style-name="Table"><text:span text:style-name="T3">តារាង </text:span><text:sequence text:ref-name="refTable0" text:name="Table" text:formula="ooow:Table+1" style:num-format="1">0</text:sequence>: <text:span text:style-name="T3">នេះ​ជា​តារាង</text:span> 1</text:p>
      <text:p text:style-name="Standard"><draw:frame draw:style-name="fr1" draw:name="Rahmen1" text:anchor-type="paragraph" svg:x="5.23cm" svg:y="0.104cm" svg:width="4.958cm" draw:z-index="0"><draw:text-box fo:min-height="2.064cm"><text:p text:style-name="Illustration"><draw:frame draw:style-name="fr2" draw:name="Graphic1" text:anchor-type="paragraph" svg:x="0.016cm" svg:y="0cm" svg:width="2.766cm" svg:height="2.064cm" draw:z-index="1"><draw:image xlink:href="Pictures/2000008400001923000012C2580E2C7B.wmf" xlink:type="simple" xlink:show="embed" xlink:actuate="onLoad"/></draw:frame><text:span text:style-name="T3">រូបភាព</text:span> <text:sequence text:ref-name="refIllustration0" text:name="Illustration" text:formula="ooow:Illustration+1" style:num-format="1">0</text:sequence>: <text:span text:style-name="T3">នេះ​ជា​រូបភាព</text:span> 1</text:p></draw:text-box></draw:frame></text:p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 Unicode MS" svg:font-family="'Arial Unicode MS'" style:font-pitch="variable"/>
    <style:font-face style:name="HG Mincho Light J" svg:font-family="'HG Mincho Light J'" style:font-pitch="variable"/>
    <style:font-face style:name="Khmer OS System" svg:font-family="'Khmer OS System'" style:font-pitch="variable"/>
    <style:font-face style:name="Thorndale" svg:font-family="Thorndale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horndale" fo:font-size="12pt" fo:language="en" fo:country="US" style:font-name-asian="HG Mincho Light J" style:font-size-asian="12pt" style:language-asian="none" style:country-asian="none" style:font-name-complex="Arial Unicode MS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text-properties style:use-window-font-color="true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/>
    </style:style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/>
      <style:text-properties fo:font-style="italic" fo:font-weight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Illustration" style:family="paragraph" style:parent-style-name="Title" style:class="extra"/>
    <style:style style:name="Table" style:family="paragraph" style:parent-style-name="Title" style:class="extra"/>
    <style:style style:name="Frame_20_contents" style:display-name="Frame contents" style:family="paragraph" style:parent-style-name="Text_20_body" style:class="extra"/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/>
      <style:text-properties fo:font-size="16pt" fo:font-weight="bold"/>
    </style:style>
    <style:style style:name="Title" style:family="paragraph" style:parent-style-name="Standard" style:class="chapter">
      <style:paragraph-properties fo:margin-top="0.212cm" fo:margin-bottom="0.212cm"/>
      <style:text-properties fo:font-size="10pt" fo:font-style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Endnote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StarOffice/8$Win32 OpenOffice.org_project/680m125$Build-8947$CWS-extras22</meta:generator>
    <meta:creation-date>1999-12-07T16:24:14</meta:creation-date>
    <dc:creator>សុផុន កែវ</dc:creator>
    <dc:date>2005-05-18T13:57:16</dc:date>
    <dc:language>en-US</dc:language>
    <meta:editing-cycles>21</meta:editing-cycles>
    <meta:editing-duration>PT1H40M0S</meta:editing-duration>
    <meta:user-defined meta:name="Info 0"/>
    <meta:user-defined meta:name="Info 2"/>
    <meta:user-defined meta:name="Info 3"/>
    <meta:user-defined meta:name="Info 4"/>
    <meta:document-statistic meta:table-count="1" meta:image-count="1" meta:object-count="0" meta:page-count="4" meta:paragraph-count="8" meta:word-count="63" meta:character-count="296"/>
  </office:meta>
</office:document-meta>
</file>